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7299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55652" table:style-name="ta1">
        <table:shapes>
          <draw:frame draw:z-index="0" draw:style-name="gr1" draw:text-style-name="P1" svg:width="6.2992in" svg:height="3.5386in" svg:x="0.5618in" svg:y="0.5843in">
            <draw:object draw:notify-on-update-of-ranges="'25052023-155652'.C1:'25052023-155652'.C1 '25052023-155652'.C2:'25052023-155652'.C378 '25052023-155652'.D1:'25052023-155652'.D1 '25052023-155652'.D2:'25052023-155652'.D3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3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6:5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0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0</text:p>
          </table:table-cell>
          <table:table-cell office:value-type="float" office:value="0.002352" calcext:value-type="float">
            <text:p>0.00235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1</text:p>
          </table:table-cell>
          <table:table-cell office:value-type="float" office:value="0.007864" calcext:value-type="float">
            <text:p>0.00786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2</text:p>
          </table:table-cell>
          <table:table-cell office:value-type="float" office:value="0.012152" calcext:value-type="float">
            <text:p>0.012152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2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9" calcext:value-type="float">
            <text:p>4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3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66" calcext:value-type="float">
            <text:p>4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3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4</text:p>
          </table:table-cell>
          <table:table-cell office:value-type="float" office:value="0.055885" calcext:value-type="float">
            <text:p>0.0558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5</text:p>
          </table:table-cell>
          <table:table-cell office:value-type="float" office:value="0.069776" calcext:value-type="float">
            <text:p>0.06977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5</text:p>
          </table:table-cell>
          <table:table-cell office:value-type="float" office:value="0.08553" calcext:value-type="float">
            <text:p>0.085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6</text:p>
          </table:table-cell>
          <table:table-cell office:value-type="float" office:value="0.103219" calcext:value-type="float">
            <text:p>0.1032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7</text:p>
          </table:table-cell>
          <table:table-cell office:value-type="float" office:value="0.122892" calcext:value-type="float">
            <text:p>0.1228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7</text:p>
          </table:table-cell>
          <table:table-cell office:value-type="float" office:value="0.168266" calcext:value-type="float">
            <text:p>0.1682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8</text:p>
          </table:table-cell>
          <table:table-cell office:value-type="float" office:value="0.193722" calcext:value-type="float">
            <text:p>0.1937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8</text:p>
          </table:table-cell>
          <table:table-cell office:value-type="float" office:value="0.220966" calcext:value-type="float">
            <text:p>0.2209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09</text:p>
          </table:table-cell>
          <table:table-cell office:value-type="float" office:value="0.249949" calcext:value-type="float">
            <text:p>0.24994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0</text:p>
          </table:table-cell>
          <table:table-cell office:value-type="float" office:value="0.280623" calcext:value-type="float">
            <text:p>0.2806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0</text:p>
          </table:table-cell>
          <table:table-cell office:value-type="float" office:value="0.346822" calcext:value-type="float">
            <text:p>0.3468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1</text:p>
          </table:table-cell>
          <table:table-cell office:value-type="float" office:value="0.382102" calcext:value-type="float">
            <text:p>0.3821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1</text:p>
          </table:table-cell>
          <table:table-cell office:value-type="float" office:value="0.418705" calcext:value-type="float">
            <text:p>0.4187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2</text:p>
          </table:table-cell>
          <table:table-cell office:value-type="float" office:value="0.456509" calcext:value-type="float">
            <text:p>0.4565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3" calcext:value-type="float">
            <text:p>4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3</text:p>
          </table:table-cell>
          <table:table-cell office:value-type="float" office:value="0.495366" calcext:value-type="float">
            <text:p>0.4953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3</text:p>
          </table:table-cell>
          <table:table-cell office:value-type="float" office:value="0.575799" calcext:value-type="float">
            <text:p>0.57579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4</text:p>
          </table:table-cell>
          <table:table-cell office:value-type="float" office:value="0.617131" calcext:value-type="float">
            <text:p>0.6171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4</text:p>
          </table:table-cell>
          <table:table-cell office:value-type="float" office:value="0.659026" calcext:value-type="float">
            <text:p>0.65902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5</text:p>
          </table:table-cell>
          <table:table-cell office:value-type="float" office:value="0.701313" calcext:value-type="float">
            <text:p>0.70131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6</text:p>
          </table:table-cell>
          <table:table-cell office:value-type="float" office:value="0.74382" calcext:value-type="float">
            <text:p>0.743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6</text:p>
          </table:table-cell>
          <table:table-cell office:value-type="float" office:value="0.828909" calcext:value-type="float">
            <text:p>0.8289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7</text:p>
          </table:table-cell>
          <table:table-cell office:value-type="float" office:value="0.871245" calcext:value-type="float">
            <text:p>0.8712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7</text:p>
          </table:table-cell>
          <table:table-cell office:value-type="float" office:value="0.913262" calcext:value-type="float">
            <text:p>0.9132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8</text:p>
          </table:table-cell>
          <table:table-cell office:value-type="float" office:value="0.95479" calcext:value-type="float">
            <text:p>0.954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3" calcext:value-type="float">
            <text:p>3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9</text:p>
          </table:table-cell>
          <table:table-cell office:value-type="float" office:value="0.995656" calcext:value-type="float">
            <text:p>0.9956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19</text:p>
          </table:table-cell>
          <table:table-cell office:value-type="float" office:value="1.074889" calcext:value-type="float">
            <text:p>1.0748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0</text:p>
          </table:table-cell>
          <table:table-cell office:value-type="float" office:value="1.113011" calcext:value-type="float">
            <text:p>1.1130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0</text:p>
          </table:table-cell>
          <table:table-cell office:value-type="float" office:value="1.150006" calcext:value-type="float">
            <text:p>1.1500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1</text:p>
          </table:table-cell>
          <table:table-cell office:value-type="float" office:value="1.185751" calcext:value-type="float">
            <text:p>1.18575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2</text:p>
          </table:table-cell>
          <table:table-cell office:value-type="float" office:value="1.220125" calcext:value-type="float">
            <text:p>1.2201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2</text:p>
          </table:table-cell>
          <table:table-cell office:value-type="float" office:value="1.284462" calcext:value-type="float">
            <text:p>1.2844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3</text:p>
          </table:table-cell>
          <table:table-cell office:value-type="float" office:value="1.31418" calcext:value-type="float">
            <text:p>1.3141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3</text:p>
          </table:table-cell>
          <table:table-cell office:value-type="float" office:value="1.342184" calcext:value-type="float">
            <text:p>1.3421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4</text:p>
          </table:table-cell>
          <table:table-cell office:value-type="float" office:value="1.368423" calcext:value-type="float">
            <text:p>1.3684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5</text:p>
          </table:table-cell>
          <table:table-cell office:value-type="float" office:value="1.392874" calcext:value-type="float">
            <text:p>1.3928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5</text:p>
          </table:table-cell>
          <table:table-cell office:value-type="float" office:value="1.436411" calcext:value-type="float">
            <text:p>1.4364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6</text:p>
          </table:table-cell>
          <table:table-cell office:value-type="float" office:value="1.455276" calcext:value-type="float">
            <text:p>1.45527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6</text:p>
          </table:table-cell>
          <table:table-cell office:value-type="float" office:value="1.47223" calcext:value-type="float">
            <text:p>1.472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7</text:p>
          </table:table-cell>
          <table:table-cell office:value-type="float" office:value="1.487346" calcext:value-type="float">
            <text:p>1.4873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8</text:p>
          </table:table-cell>
          <table:table-cell office:value-type="float" office:value="1.500723" calcext:value-type="float">
            <text:p>1.5007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3" calcext:value-type="float">
            <text:p>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8</text:p>
          </table:table-cell>
          <table:table-cell office:value-type="float" office:value="1.522553" calcext:value-type="float">
            <text:p>1.5225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3" calcext:value-type="float">
            <text:p>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9</text:p>
          </table:table-cell>
          <table:table-cell office:value-type="float" office:value="1.531005" calcext:value-type="float">
            <text:p>1.5310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29</text:p>
          </table:table-cell>
          <table:table-cell office:value-type="float" office:value="1.537988" calcext:value-type="float">
            <text:p>1.5379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0</text:p>
          </table:table-cell>
          <table:table-cell office:value-type="float" office:value="1.543672" calcext:value-type="float">
            <text:p>1.54367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1</text:p>
          </table:table-cell>
          <table:table-cell office:value-type="float" office:value="1.548229" calcext:value-type="float">
            <text:p>1.54822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1</text:p>
          </table:table-cell>
          <table:table-cell office:value-type="float" office:value="1.55455" calcext:value-type="float">
            <text:p>1.554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2</text:p>
          </table:table-cell>
          <table:table-cell office:value-type="float" office:value="1.556485" calcext:value-type="float">
            <text:p>1.5564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2</text:p>
          </table:table-cell>
          <table:table-cell office:value-type="float" office:value="1.557882" calcext:value-type="float">
            <text:p>1.5578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3</text:p>
          </table:table-cell>
          <table:table-cell office:value-type="float" office:value="1.55896" calcext:value-type="float">
            <text:p>1.558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4</text:p>
          </table:table-cell>
          <table:table-cell office:value-type="float" office:value="1.55994" calcext:value-type="float">
            <text:p>1.559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4</text:p>
          </table:table-cell>
          <table:table-cell office:value-type="float" office:value="1.562267" calcext:value-type="float">
            <text:p>1.56226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5</text:p>
          </table:table-cell>
          <table:table-cell office:value-type="float" office:value="1.563811" calcext:value-type="float">
            <text:p>1.5638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5</text:p>
          </table:table-cell>
          <table:table-cell office:value-type="float" office:value="1.565893" calcext:value-type="float">
            <text:p>1.5658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6</text:p>
          </table:table-cell>
          <table:table-cell office:value-type="float" office:value="1.568735" calcext:value-type="float">
            <text:p>1.5687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7</text:p>
          </table:table-cell>
          <table:table-cell office:value-type="float" office:value="1.572533" calcext:value-type="float">
            <text:p>1.57253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7</text:p>
          </table:table-cell>
          <table:table-cell office:value-type="float" office:value="1.583582" calcext:value-type="float">
            <text:p>1.5835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8</text:p>
          </table:table-cell>
          <table:table-cell office:value-type="float" office:value="1.590957" calcext:value-type="float">
            <text:p>1.5909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8</text:p>
          </table:table-cell>
          <table:table-cell office:value-type="float" office:value="1.599777" calcext:value-type="float">
            <text:p>1.5997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39</text:p>
          </table:table-cell>
          <table:table-cell office:value-type="float" office:value="1.610189" calcext:value-type="float">
            <text:p>1.6101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0</text:p>
          </table:table-cell>
          <table:table-cell office:value-type="float" office:value="1.622317" calcext:value-type="float">
            <text:p>1.6223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0</text:p>
          </table:table-cell>
          <table:table-cell office:value-type="float" office:value="1.652084" calcext:value-type="float">
            <text:p>1.6520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1</text:p>
          </table:table-cell>
          <table:table-cell office:value-type="float" office:value="1.669626" calcext:value-type="float">
            <text:p>1.66962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1</text:p>
          </table:table-cell>
          <table:table-cell office:value-type="float" office:value="1.688981" calcext:value-type="float">
            <text:p>1.68898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2</text:p>
          </table:table-cell>
          <table:table-cell office:value-type="float" office:value="1.710198" calcext:value-type="float">
            <text:p>1.71019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3</text:p>
          </table:table-cell>
          <table:table-cell office:value-type="float" office:value="1.733302" calcext:value-type="float">
            <text:p>1.7333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3</text:p>
          </table:table-cell>
          <table:table-cell office:value-type="float" office:value="1.785168" calcext:value-type="float">
            <text:p>1.78516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4</text:p>
          </table:table-cell>
          <table:table-cell office:value-type="float" office:value="1.813686" calcext:value-type="float">
            <text:p>1.81368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4</text:p>
          </table:table-cell>
          <table:table-cell office:value-type="float" office:value="1.843846" calcext:value-type="float">
            <text:p>1.8438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5</text:p>
          </table:table-cell>
          <table:table-cell office:value-type="float" office:value="1.875573" calcext:value-type="float">
            <text:p>1.8755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6</text:p>
          </table:table-cell>
          <table:table-cell office:value-type="float" office:value="1.908795" calcext:value-type="float">
            <text:p>1.9087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6</text:p>
          </table:table-cell>
          <table:table-cell office:value-type="float" office:value="1.979429" calcext:value-type="float">
            <text:p>1.97942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7</text:p>
          </table:table-cell>
          <table:table-cell office:value-type="float" office:value="2.016595" calcext:value-type="float">
            <text:p>2.0165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7</text:p>
          </table:table-cell>
          <table:table-cell office:value-type="float" office:value="2.05484" calcext:value-type="float">
            <text:p>2.054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8</text:p>
          </table:table-cell>
          <table:table-cell office:value-type="float" office:value="2.094015" calcext:value-type="float">
            <text:p>2.09401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9</text:p>
          </table:table-cell>
          <table:table-cell office:value-type="float" office:value="2.174718" calcext:value-type="float">
            <text:p>2.17471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49</text:p>
          </table:table-cell>
          <table:table-cell office:value-type="float" office:value="2.216001" calcext:value-type="float">
            <text:p>2.2160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0</text:p>
          </table:table-cell>
          <table:table-cell office:value-type="float" office:value="2.257724" calcext:value-type="float">
            <text:p>2.2577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0</text:p>
          </table:table-cell>
          <table:table-cell office:value-type="float" office:value="2.299717" calcext:value-type="float">
            <text:p>2.2997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1</text:p>
          </table:table-cell>
          <table:table-cell office:value-type="float" office:value="2.341808" calcext:value-type="float">
            <text:p>2.3418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2</text:p>
          </table:table-cell>
          <table:table-cell office:value-type="float" office:value="2.425769" calcext:value-type="float">
            <text:p>2.4257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2</text:p>
          </table:table-cell>
          <table:table-cell office:value-type="float" office:value="2.467395" calcext:value-type="float">
            <text:p>2.4673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3" calcext:value-type="float">
            <text:p>3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3</text:p>
          </table:table-cell>
          <table:table-cell office:value-type="float" office:value="2.508604" calcext:value-type="float">
            <text:p>2.5086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3</text:p>
          </table:table-cell>
          <table:table-cell office:value-type="float" office:value="2.549225" calcext:value-type="float">
            <text:p>2.5492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4</text:p>
          </table:table-cell>
          <table:table-cell office:value-type="float" office:value="2.589086" calcext:value-type="float">
            <text:p>2.58908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5</text:p>
          </table:table-cell>
          <table:table-cell office:value-type="float" office:value="2.66609" calcext:value-type="float">
            <text:p>2.666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3" calcext:value-type="float">
            <text:p>3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5</text:p>
          </table:table-cell>
          <table:table-cell office:value-type="float" office:value="2.702987" calcext:value-type="float">
            <text:p>2.7029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6</text:p>
          </table:table-cell>
          <table:table-cell office:value-type="float" office:value="2.738683" calcext:value-type="float">
            <text:p>2.73868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6</text:p>
          </table:table-cell>
          <table:table-cell office:value-type="float" office:value="2.773057" calcext:value-type="float">
            <text:p>2.7730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7</text:p>
          </table:table-cell>
          <table:table-cell office:value-type="float" office:value="2.806009" calcext:value-type="float">
            <text:p>2.8060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8" calcext:value-type="float">
            <text:p>3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8</text:p>
          </table:table-cell>
          <table:table-cell office:value-type="float" office:value="2.867357" calcext:value-type="float">
            <text:p>2.8673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8</text:p>
          </table:table-cell>
          <table:table-cell office:value-type="float" office:value="2.895508" calcext:value-type="float">
            <text:p>2.8955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9</text:p>
          </table:table-cell>
          <table:table-cell office:value-type="float" office:value="2.921919" calcext:value-type="float">
            <text:p>2.9219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7:59</text:p>
          </table:table-cell>
          <table:table-cell office:value-type="float" office:value="2.946566" calcext:value-type="float">
            <text:p>2.9465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0</text:p>
          </table:table-cell>
          <table:table-cell office:value-type="float" office:value="2.969449" calcext:value-type="float">
            <text:p>2.969449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1</text:p>
          </table:table-cell>
          <table:table-cell office:value-type="float" office:value="3.009923" calcext:value-type="float">
            <text:p>3.00992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1</text:p>
          </table:table-cell>
          <table:table-cell office:value-type="float" office:value="3.027318" calcext:value-type="float">
            <text:p>3.027318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2</text:p>
          </table:table-cell>
          <table:table-cell office:value-type="float" office:value="3.042851" calcext:value-type="float">
            <text:p>3.04285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2</text:p>
          </table:table-cell>
          <table:table-cell office:value-type="float" office:value="3.056596" calcext:value-type="float">
            <text:p>3.056596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3</text:p>
          </table:table-cell>
          <table:table-cell office:value-type="float" office:value="3.06865" calcext:value-type="float">
            <text:p>3.0686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4</text:p>
          </table:table-cell>
          <table:table-cell office:value-type="float" office:value="3.088054" calcext:value-type="float">
            <text:p>3.088054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4</text:p>
          </table:table-cell>
          <table:table-cell office:value-type="float" office:value="3.095428" calcext:value-type="float">
            <text:p>3.09542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5</text:p>
          </table:table-cell>
          <table:table-cell office:value-type="float" office:value="3.101455" calcext:value-type="float">
            <text:p>3.101455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5</text:p>
          </table:table-cell>
          <table:table-cell office:value-type="float" office:value="3.106306" calcext:value-type="float">
            <text:p>3.10630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6</text:p>
          </table:table-cell>
          <table:table-cell office:value-type="float" office:value="3.110177" calcext:value-type="float">
            <text:p>3.110177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7</text:p>
          </table:table-cell>
          <table:table-cell office:value-type="float" office:value="3.115567" calcext:value-type="float">
            <text:p>3.1155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7</text:p>
          </table:table-cell>
          <table:table-cell office:value-type="float" office:value="3.117258" calcext:value-type="float">
            <text:p>3.1172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8</text:p>
          </table:table-cell>
          <table:table-cell office:value-type="float" office:value="3.118556" calcext:value-type="float">
            <text:p>3.11855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8</text:p>
          </table:table-cell>
          <table:table-cell office:value-type="float" office:value="3.119683" calcext:value-type="float">
            <text:p>3.1196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09</text:p>
          </table:table-cell>
          <table:table-cell office:value-type="float" office:value="3.120859" calcext:value-type="float">
            <text:p>3.1208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0</text:p>
          </table:table-cell>
          <table:table-cell office:value-type="float" office:value="3.12402" calcext:value-type="float">
            <text:p>3.124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0</text:p>
          </table:table-cell>
          <table:table-cell office:value-type="float" office:value="3.1262" calcext:value-type="float">
            <text:p>3.12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1</text:p>
          </table:table-cell>
          <table:table-cell office:value-type="float" office:value="3.129067" calcext:value-type="float">
            <text:p>3.1290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1</text:p>
          </table:table-cell>
          <table:table-cell office:value-type="float" office:value="3.132815" calcext:value-type="float">
            <text:p>3.1328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2</text:p>
          </table:table-cell>
          <table:table-cell office:value-type="float" office:value="3.137642" calcext:value-type="float">
            <text:p>3.1376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3</text:p>
          </table:table-cell>
          <table:table-cell office:value-type="float" office:value="3.151043" calcext:value-type="float">
            <text:p>3.15104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3</text:p>
          </table:table-cell>
          <table:table-cell office:value-type="float" office:value="3.159692" calcext:value-type="float">
            <text:p>3.1596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4</text:p>
          </table:table-cell>
          <table:table-cell office:value-type="float" office:value="3.16981" calcext:value-type="float">
            <text:p>3.169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4</text:p>
          </table:table-cell>
          <table:table-cell office:value-type="float" office:value="3.181521" calcext:value-type="float">
            <text:p>3.1815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5</text:p>
          </table:table-cell>
          <table:table-cell office:value-type="float" office:value="3.194947" calcext:value-type="float">
            <text:p>3.1949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6</text:p>
          </table:table-cell>
          <table:table-cell office:value-type="float" office:value="3.227238" calcext:value-type="float">
            <text:p>3.2272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6</text:p>
          </table:table-cell>
          <table:table-cell office:value-type="float" office:value="3.245981" calcext:value-type="float">
            <text:p>3.2459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7</text:p>
          </table:table-cell>
          <table:table-cell office:value-type="float" office:value="3.266487" calcext:value-type="float">
            <text:p>3.2664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7</text:p>
          </table:table-cell>
          <table:table-cell office:value-type="float" office:value="3.288782" calcext:value-type="float">
            <text:p>3.2887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8</text:p>
          </table:table-cell>
          <table:table-cell office:value-type="float" office:value="3.312866" calcext:value-type="float">
            <text:p>3.31286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9</text:p>
          </table:table-cell>
          <table:table-cell office:value-type="float" office:value="3.366399" calcext:value-type="float">
            <text:p>3.3663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19</text:p>
          </table:table-cell>
          <table:table-cell office:value-type="float" office:value="3.395602" calcext:value-type="float">
            <text:p>3.3956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0</text:p>
          </table:table-cell>
          <table:table-cell office:value-type="float" office:value="3.42635" calcext:value-type="float">
            <text:p>3.426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0</text:p>
          </table:table-cell>
          <table:table-cell office:value-type="float" office:value="3.458567" calcext:value-type="float">
            <text:p>3.4585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1</text:p>
          </table:table-cell>
          <table:table-cell office:value-type="float" office:value="3.492157" calcext:value-type="float">
            <text:p>3.4921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2</text:p>
          </table:table-cell>
          <table:table-cell office:value-type="float" office:value="3.563158" calcext:value-type="float">
            <text:p>3.5631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2</text:p>
          </table:table-cell>
          <table:table-cell office:value-type="float" office:value="3.600325" calcext:value-type="float">
            <text:p>3.60032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3</text:p>
          </table:table-cell>
          <table:table-cell office:value-type="float" office:value="3.638275" calcext:value-type="float">
            <text:p>3.6382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3</text:p>
          </table:table-cell>
          <table:table-cell office:value-type="float" office:value="3.676765" calcext:value-type="float">
            <text:p>3.67676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4</text:p>
          </table:table-cell>
          <table:table-cell office:value-type="float" office:value="3.715548" calcext:value-type="float">
            <text:p>3.7155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5</text:p>
          </table:table-cell>
          <table:table-cell office:value-type="float" office:value="3.793262" calcext:value-type="float">
            <text:p>3.7932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5</text:p>
          </table:table-cell>
          <table:table-cell office:value-type="float" office:value="3.831948" calcext:value-type="float">
            <text:p>3.8319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6</text:p>
          </table:table-cell>
          <table:table-cell office:value-type="float" office:value="3.870192" calcext:value-type="float">
            <text:p>3.8701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6</text:p>
          </table:table-cell>
          <table:table-cell office:value-type="float" office:value="3.907751" calcext:value-type="float">
            <text:p>3.9077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7</text:p>
          </table:table-cell>
          <table:table-cell office:value-type="float" office:value="3.944378" calcext:value-type="float">
            <text:p>3.9443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8</text:p>
          </table:table-cell>
          <table:table-cell office:value-type="float" office:value="4.014105" calcext:value-type="float">
            <text:p>4.0141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8</text:p>
          </table:table-cell>
          <table:table-cell office:value-type="float" office:value="4.04696" calcext:value-type="float">
            <text:p>4.046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9</text:p>
          </table:table-cell>
          <table:table-cell office:value-type="float" office:value="4.078148" calcext:value-type="float">
            <text:p>4.0781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29</text:p>
          </table:table-cell>
          <table:table-cell office:value-type="float" office:value="4.107426" calcext:value-type="float">
            <text:p>4.10742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0</text:p>
          </table:table-cell>
          <table:table-cell office:value-type="float" office:value="4.134547" calcext:value-type="float">
            <text:p>4.1345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1</text:p>
          </table:table-cell>
          <table:table-cell office:value-type="float" office:value="4.181587" calcext:value-type="float">
            <text:p>4.1815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1</text:p>
          </table:table-cell>
          <table:table-cell office:value-type="float" office:value="4.201261" calcext:value-type="float">
            <text:p>4.2012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2</text:p>
          </table:table-cell>
          <table:table-cell office:value-type="float" office:value="4.218141" calcext:value-type="float">
            <text:p>4.2181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2</text:p>
          </table:table-cell>
          <table:table-cell office:value-type="float" office:value="4.232057" calcext:value-type="float">
            <text:p>4.2320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3</text:p>
          </table:table-cell>
          <table:table-cell office:value-type="float" office:value="4.242862" calcext:value-type="float">
            <text:p>4.2428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4</text:p>
          </table:table-cell>
          <table:table-cell office:value-type="float" office:value="4.254768" calcext:value-type="float">
            <text:p>4.2547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4</text:p>
          </table:table-cell>
          <table:table-cell office:value-type="float" office:value="4.255748" calcext:value-type="float">
            <text:p>4.2557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5</text:p>
          </table:table-cell>
          <table:table-cell office:value-type="float" office:value="4.253372" calcext:value-type="float">
            <text:p>4.25337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5</text:p>
          </table:table-cell>
          <table:table-cell office:value-type="float" office:value="4.247663" calcext:value-type="float">
            <text:p>4.2476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6</text:p>
          </table:table-cell>
          <table:table-cell office:value-type="float" office:value="4.238671" calcext:value-type="float">
            <text:p>4.2386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7</text:p>
          </table:table-cell>
          <table:table-cell office:value-type="float" office:value="4.21106" calcext:value-type="float">
            <text:p>4.211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7</text:p>
          </table:table-cell>
          <table:table-cell office:value-type="float" office:value="4.192685" calcext:value-type="float">
            <text:p>4.1926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8</text:p>
          </table:table-cell>
          <table:table-cell office:value-type="float" office:value="4.171493" calcext:value-type="float">
            <text:p>4.17149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8</text:p>
          </table:table-cell>
          <table:table-cell office:value-type="float" office:value="4.147678" calcext:value-type="float">
            <text:p>4.1476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39</text:p>
          </table:table-cell>
          <table:table-cell office:value-type="float" office:value="4.121463" calcext:value-type="float">
            <text:p>4.1214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0</text:p>
          </table:table-cell>
          <table:table-cell office:value-type="float" office:value="4.062565" calcext:value-type="float">
            <text:p>4.06256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0</text:p>
          </table:table-cell>
          <table:table-cell office:value-type="float" office:value="4.030128" calcext:value-type="float">
            <text:p>4.0301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1</text:p>
          </table:table-cell>
          <table:table-cell office:value-type="float" office:value="3.996023" calcext:value-type="float">
            <text:p>3.99602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1</text:p>
          </table:table-cell>
          <table:table-cell office:value-type="float" office:value="3.960498" calcext:value-type="float">
            <text:p>3.9604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2</text:p>
          </table:table-cell>
          <table:table-cell office:value-type="float" office:value="3.923797" calcext:value-type="float">
            <text:p>3.9237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3</text:p>
          </table:table-cell>
          <table:table-cell office:value-type="float" office:value="3.847602" calcext:value-type="float">
            <text:p>3.8476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3</text:p>
          </table:table-cell>
          <table:table-cell office:value-type="float" office:value="3.808353" calcext:value-type="float">
            <text:p>3.8083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4</text:p>
          </table:table-cell>
          <table:table-cell office:value-type="float" office:value="3.768663" calcext:value-type="float">
            <text:p>3.7686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5</text:p>
          </table:table-cell>
          <table:table-cell office:value-type="float" office:value="3.728777" calcext:value-type="float">
            <text:p>3.72877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5</text:p>
          </table:table-cell>
          <table:table-cell office:value-type="float" office:value="3.649153" calcext:value-type="float">
            <text:p>3.6491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6</text:p>
          </table:table-cell>
          <table:table-cell office:value-type="float" office:value="3.609658" calcext:value-type="float">
            <text:p>3.6096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6</text:p>
          </table:table-cell>
          <table:table-cell office:value-type="float" office:value="3.570704" calcext:value-type="float">
            <text:p>3.5707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7</text:p>
          </table:table-cell>
          <table:table-cell office:value-type="float" office:value="3.532532" calcext:value-type="float">
            <text:p>3.5325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8</text:p>
          </table:table-cell>
          <table:table-cell office:value-type="float" office:value="3.49539" calcext:value-type="float">
            <text:p>3.495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8</text:p>
          </table:table-cell>
          <table:table-cell office:value-type="float" office:value="3.424928" calcext:value-type="float">
            <text:p>3.4249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9</text:p>
          </table:table-cell>
          <table:table-cell office:value-type="float" office:value="3.391853" calcext:value-type="float">
            <text:p>3.3918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49</text:p>
          </table:table-cell>
          <table:table-cell office:value-type="float" office:value="3.360542" calcext:value-type="float">
            <text:p>3.3605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0</text:p>
          </table:table-cell>
          <table:table-cell office:value-type="float" office:value="3.33124" calcext:value-type="float">
            <text:p>3.331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1</text:p>
          </table:table-cell>
          <table:table-cell office:value-type="float" office:value="3.304192" calcext:value-type="float">
            <text:p>3.3041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1</text:p>
          </table:table-cell>
          <table:table-cell office:value-type="float" office:value="3.257593" calcext:value-type="float">
            <text:p>3.25759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2</text:p>
          </table:table-cell>
          <table:table-cell office:value-type="float" office:value="3.238287" calcext:value-type="float">
            <text:p>3.2382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2</text:p>
          </table:table-cell>
          <table:table-cell office:value-type="float" office:value="3.221971" calcext:value-type="float">
            <text:p>3.2219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3</text:p>
          </table:table-cell>
          <table:table-cell office:value-type="float" office:value="3.208888" calcext:value-type="float">
            <text:p>3.2088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4</text:p>
          </table:table-cell>
          <table:table-cell office:value-type="float" office:value="3.199284" calcext:value-type="float">
            <text:p>3.1992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4</text:p>
          </table:table-cell>
          <table:table-cell office:value-type="float" office:value="3.191247" calcext:value-type="float">
            <text:p>3.1912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5</text:p>
          </table:table-cell>
          <table:table-cell office:value-type="float" office:value="3.19306" calcext:value-type="float">
            <text:p>3.193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5</text:p>
          </table:table-cell>
          <table:table-cell office:value-type="float" office:value="3.199039" calcext:value-type="float">
            <text:p>3.1990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6</text:p>
          </table:table-cell>
          <table:table-cell office:value-type="float" office:value="3.209353" calcext:value-type="float">
            <text:p>3.2093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7</text:p>
          </table:table-cell>
          <table:table-cell office:value-type="float" office:value="3.224127" calcext:value-type="float">
            <text:p>3.2241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7</text:p>
          </table:table-cell>
          <table:table-cell office:value-type="float" office:value="3.267271" calcext:value-type="float">
            <text:p>3.2672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8</text:p>
          </table:table-cell>
          <table:table-cell office:value-type="float" office:value="3.295397" calcext:value-type="float">
            <text:p>3.2953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8</text:p>
          </table:table-cell>
          <table:table-cell office:value-type="float" office:value="3.327786" calcext:value-type="float">
            <text:p>3.3277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8:59</text:p>
          </table:table-cell>
          <table:table-cell office:value-type="float" office:value="3.36434" calcext:value-type="float">
            <text:p>3.364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0</text:p>
          </table:table-cell>
          <table:table-cell office:value-type="float" office:value="3.404937" calcext:value-type="float">
            <text:p>3.4049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0</text:p>
          </table:table-cell>
          <table:table-cell office:value-type="float" office:value="3.497742" calcext:value-type="float">
            <text:p>3.4977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1</text:p>
          </table:table-cell>
          <table:table-cell office:value-type="float" office:value="3.549707" calcext:value-type="float">
            <text:p>3.5497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1</text:p>
          </table:table-cell>
          <table:table-cell office:value-type="float" office:value="3.605052" calcext:value-type="float">
            <text:p>3.605052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2</text:p>
          </table:table-cell>
          <table:table-cell office:value-type="float" office:value="3.663534" calcext:value-type="float">
            <text:p>3.66353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3</text:p>
          </table:table-cell>
          <table:table-cell office:value-type="float" office:value="3.724906" calcext:value-type="float">
            <text:p>3.724906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3</text:p>
          </table:table-cell>
          <table:table-cell office:value-type="float" office:value="3.855589" calcext:value-type="float">
            <text:p>3.855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4</text:p>
          </table:table-cell>
          <table:table-cell office:value-type="float" office:value="3.924655" calcext:value-type="float">
            <text:p>3.92465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4</text:p>
          </table:table-cell>
          <table:table-cell office:value-type="float" office:value="3.995877" calcext:value-type="float">
            <text:p>3.9958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5</text:p>
          </table:table-cell>
          <table:table-cell office:value-type="float" office:value="4.069009" calcext:value-type="float">
            <text:p>4.069009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6</text:p>
          </table:table-cell>
          <table:table-cell office:value-type="float" office:value="4.143807" calcext:value-type="float">
            <text:p>4.1438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6</text:p>
          </table:table-cell>
          <table:table-cell office:value-type="float" office:value="4.297668" calcext:value-type="float">
            <text:p>4.29766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7</text:p>
          </table:table-cell>
          <table:table-cell office:value-type="float" office:value="4.376484" calcext:value-type="float">
            <text:p>4.3764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7</text:p>
          </table:table-cell>
          <table:table-cell office:value-type="float" office:value="4.456232" calcext:value-type="float">
            <text:p>4.4562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8</text:p>
          </table:table-cell>
          <table:table-cell office:value-type="float" office:value="4.536665" calcext:value-type="float">
            <text:p>4.5366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9</text:p>
          </table:table-cell>
          <table:table-cell office:value-type="float" office:value="4.617539" calcext:value-type="float">
            <text:p>4.6175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09</text:p>
          </table:table-cell>
          <table:table-cell office:value-type="float" office:value="4.779876" calcext:value-type="float">
            <text:p>4.7798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0</text:p>
          </table:table-cell>
          <table:table-cell office:value-type="float" office:value="4.861094" calcext:value-type="float">
            <text:p>4.8610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0</text:p>
          </table:table-cell>
          <table:table-cell office:value-type="float" office:value="4.942017" calcext:value-type="float">
            <text:p>4.94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1</text:p>
          </table:table-cell>
          <table:table-cell office:value-type="float" office:value="5.022402" calcext:value-type="float">
            <text:p>5.0224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2</text:p>
          </table:table-cell>
          <table:table-cell office:value-type="float" office:value="5.102002" calcext:value-type="float">
            <text:p>5.10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2</text:p>
          </table:table-cell>
          <table:table-cell office:value-type="float" office:value="5.258116" calcext:value-type="float">
            <text:p>5.2581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3</text:p>
          </table:table-cell>
          <table:table-cell office:value-type="float" office:value="5.334384" calcext:value-type="float">
            <text:p>5.33438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3</text:p>
          </table:table-cell>
          <table:table-cell office:value-type="float" office:value="5.409134" calcext:value-type="float">
            <text:p>5.4091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4</text:p>
          </table:table-cell>
          <table:table-cell office:value-type="float" office:value="5.48212" calcext:value-type="float">
            <text:p>5.4821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5</text:p>
          </table:table-cell>
          <table:table-cell office:value-type="float" office:value="5.553096" calcext:value-type="float">
            <text:p>5.553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5</text:p>
          </table:table-cell>
          <table:table-cell office:value-type="float" office:value="5.688288" calcext:value-type="float">
            <text:p>5.68828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6</text:p>
          </table:table-cell>
          <table:table-cell office:value-type="float" office:value="5.752257" calcext:value-type="float">
            <text:p>5.7522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6</text:p>
          </table:table-cell>
          <table:table-cell office:value-type="float" office:value="5.813483" calcext:value-type="float">
            <text:p>5.81348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7</text:p>
          </table:table-cell>
          <table:table-cell office:value-type="float" office:value="5.871719" calcext:value-type="float">
            <text:p>5.8717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8</text:p>
          </table:table-cell>
          <table:table-cell office:value-type="float" office:value="5.926722" calcext:value-type="float">
            <text:p>5.92672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8</text:p>
          </table:table-cell>
          <table:table-cell office:value-type="float" office:value="6.02629" calcext:value-type="float">
            <text:p>6.026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9</text:p>
          </table:table-cell>
          <table:table-cell office:value-type="float" office:value="6.070611" calcext:value-type="float">
            <text:p>6.0706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19</text:p>
          </table:table-cell>
          <table:table-cell office:value-type="float" office:value="6.110962" calcext:value-type="float">
            <text:p>6.1109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0</text:p>
          </table:table-cell>
          <table:table-cell office:value-type="float" office:value="6.1471" calcext:value-type="float">
            <text:p>6.1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1</text:p>
          </table:table-cell>
          <table:table-cell office:value-type="float" office:value="6.178779" calcext:value-type="float">
            <text:p>6.1787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1</text:p>
          </table:table-cell>
          <table:table-cell office:value-type="float" office:value="6.228024" calcext:value-type="float">
            <text:p>6.2280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2</text:p>
          </table:table-cell>
          <table:table-cell office:value-type="float" office:value="6.245346" calcext:value-type="float">
            <text:p>6.245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2</text:p>
          </table:table-cell>
          <table:table-cell office:value-type="float" office:value="6.257473" calcext:value-type="float">
            <text:p>6.2574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3</text:p>
          </table:table-cell>
          <table:table-cell office:value-type="float" office:value="6.264162" calcext:value-type="float">
            <text:p>6.2641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4</text:p>
          </table:table-cell>
          <table:table-cell office:value-type="float" office:value="6.265166" calcext:value-type="float">
            <text:p>6.2651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4</text:p>
          </table:table-cell>
          <table:table-cell office:value-type="float" office:value="6.249389" calcext:value-type="float">
            <text:p>6.2493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5</text:p>
          </table:table-cell>
          <table:table-cell office:value-type="float" office:value="6.232533" calcext:value-type="float">
            <text:p>6.2325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5</text:p>
          </table:table-cell>
          <table:table-cell office:value-type="float" office:value="6.209576" calcext:value-type="float">
            <text:p>6.2095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6</text:p>
          </table:table-cell>
          <table:table-cell office:value-type="float" office:value="6.180495" calcext:value-type="float">
            <text:p>6.1804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7</text:p>
          </table:table-cell>
          <table:table-cell office:value-type="float" office:value="6.145337" calcext:value-type="float">
            <text:p>6.1453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7</text:p>
          </table:table-cell>
          <table:table-cell office:value-type="float" office:value="6.057088" calcext:value-type="float">
            <text:p>6.057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8</text:p>
          </table:table-cell>
          <table:table-cell office:value-type="float" office:value="6.004242" calcext:value-type="float">
            <text:p>6.0042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8</text:p>
          </table:table-cell>
          <table:table-cell office:value-type="float" office:value="5.945858" calcext:value-type="float">
            <text:p>5.9458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29</text:p>
          </table:table-cell>
          <table:table-cell office:value-type="float" office:value="5.882183" calcext:value-type="float">
            <text:p>5.8821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0</text:p>
          </table:table-cell>
          <table:table-cell office:value-type="float" office:value="5.81346" calcext:value-type="float">
            <text:p>5.81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0</text:p>
          </table:table-cell>
          <table:table-cell office:value-type="float" office:value="5.661609" calcext:value-type="float">
            <text:p>5.6616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1</text:p>
          </table:table-cell>
          <table:table-cell office:value-type="float" office:value="5.578726" calcext:value-type="float">
            <text:p>5.5787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1</text:p>
          </table:table-cell>
          <table:table-cell office:value-type="float" office:value="5.49153" calcext:value-type="float">
            <text:p>5.491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2</text:p>
          </table:table-cell>
          <table:table-cell office:value-type="float" office:value="5.400268" calcext:value-type="float">
            <text:p>5.4002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3</text:p>
          </table:table-cell>
          <table:table-cell office:value-type="float" office:value="5.305183" calcext:value-type="float">
            <text:p>5.3051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3</text:p>
          </table:table-cell>
          <table:table-cell office:value-type="float" office:value="5.104283" calcext:value-type="float">
            <text:p>5.1042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4</text:p>
          </table:table-cell>
          <table:table-cell office:value-type="float" office:value="4.998713" calcext:value-type="float">
            <text:p>4.9987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4</text:p>
          </table:table-cell>
          <table:table-cell office:value-type="float" office:value="4.890056" calcext:value-type="float">
            <text:p>4.8900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5</text:p>
          </table:table-cell>
          <table:table-cell office:value-type="float" office:value="4.778556" calcext:value-type="float">
            <text:p>4.7785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6</text:p>
          </table:table-cell>
          <table:table-cell office:value-type="float" office:value="4.548011" calcext:value-type="float">
            <text:p>4.548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6</text:p>
          </table:table-cell>
          <table:table-cell office:value-type="float" office:value="4.429211" calcext:value-type="float">
            <text:p>4.4292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7</text:p>
          </table:table-cell>
          <table:table-cell office:value-type="float" office:value="4.308303" calcext:value-type="float">
            <text:p>4.3083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7</text:p>
          </table:table-cell>
          <table:table-cell office:value-type="float" office:value="4.185534" calcext:value-type="float">
            <text:p>4.1855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8</text:p>
          </table:table-cell>
          <table:table-cell office:value-type="float" office:value="4.061148" calcext:value-type="float">
            <text:p>4.0611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9</text:p>
          </table:table-cell>
          <table:table-cell office:value-type="float" office:value="3.808259" calcext:value-type="float">
            <text:p>3.8082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39</text:p>
          </table:table-cell>
          <table:table-cell office:value-type="float" office:value="3.680001" calcext:value-type="float">
            <text:p>3.6800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0</text:p>
          </table:table-cell>
          <table:table-cell office:value-type="float" office:value="3.550862" calcext:value-type="float">
            <text:p>3.5508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0</text:p>
          </table:table-cell>
          <table:table-cell office:value-type="float" office:value="3.421085" calcext:value-type="float">
            <text:p>3.4210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1</text:p>
          </table:table-cell>
          <table:table-cell office:value-type="float" office:value="3.290917" calcext:value-type="float">
            <text:p>3.2909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2</text:p>
          </table:table-cell>
          <table:table-cell office:value-type="float" office:value="3.030139" calcext:value-type="float">
            <text:p>3.0301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2</text:p>
          </table:table-cell>
          <table:table-cell office:value-type="float" office:value="2.899775" calcext:value-type="float">
            <text:p>2.8997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3</text:p>
          </table:table-cell>
          <table:table-cell office:value-type="float" office:value="2.769753" calcext:value-type="float">
            <text:p>2.7697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3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4</text:p>
          </table:table-cell>
          <table:table-cell office:value-type="float" office:value="2.511719" calcext:value-type="float">
            <text:p>2.5117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5</text:p>
          </table:table-cell>
          <table:table-cell office:value-type="float" office:value="2.257752" calcext:value-type="float">
            <text:p>2.2577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5</text:p>
          </table:table-cell>
          <table:table-cell office:value-type="float" office:value="2.13263" calcext:value-type="float">
            <text:p>2.132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6</text:p>
          </table:table-cell>
          <table:table-cell office:value-type="float" office:value="2.009077" calcext:value-type="float">
            <text:p>2.0090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6</text:p>
          </table:table-cell>
          <table:table-cell office:value-type="float" office:value="1.887336" calcext:value-type="float">
            <text:p>1.8873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7</text:p>
          </table:table-cell>
          <table:table-cell office:value-type="float" office:value="1.767654" calcext:value-type="float">
            <text:p>1.7676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8</text:p>
          </table:table-cell>
          <table:table-cell office:value-type="float" office:value="1.535198" calcext:value-type="float">
            <text:p>1.5351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8</text:p>
          </table:table-cell>
          <table:table-cell office:value-type="float" office:value="1.422669" calcext:value-type="float">
            <text:p>1.4226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9</text:p>
          </table:table-cell>
          <table:table-cell office:value-type="float" office:value="1.312934" calcext:value-type="float">
            <text:p>1.3129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49</text:p>
          </table:table-cell>
          <table:table-cell office:value-type="float" office:value="1.206236" calcext:value-type="float">
            <text:p>1.2062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0</text:p>
          </table:table-cell>
          <table:table-cell office:value-type="float" office:value="1.102822" calcext:value-type="float">
            <text:p>1.1028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1</text:p>
          </table:table-cell>
          <table:table-cell office:value-type="float" office:value="0.906577" calcext:value-type="float">
            <text:p>0.9065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1</text:p>
          </table:table-cell>
          <table:table-cell office:value-type="float" office:value="0.813991" calcext:value-type="float">
            <text:p>0.813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2</text:p>
          </table:table-cell>
          <table:table-cell office:value-type="float" office:value="0.725424" calcext:value-type="float">
            <text:p>0.7254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2</text:p>
          </table:table-cell>
          <table:table-cell office:value-type="float" office:value="0.641119" calcext:value-type="float">
            <text:p>0.6411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3</text:p>
          </table:table-cell>
          <table:table-cell office:value-type="float" office:value="0.561322" calcext:value-type="float">
            <text:p>0.5613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4</text:p>
          </table:table-cell>
          <table:table-cell office:value-type="float" office:value="0.415988" calcext:value-type="float">
            <text:p>0.4159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4</text:p>
          </table:table-cell>
          <table:table-cell office:value-type="float" office:value="0.350696" calcext:value-type="float">
            <text:p>0.3506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5</text:p>
          </table:table-cell>
          <table:table-cell office:value-type="float" office:value="0.290646" calcext:value-type="float">
            <text:p>0.2906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5</text:p>
          </table:table-cell>
          <table:table-cell office:value-type="float" office:value="0.236085" calcext:value-type="float">
            <text:p>0.2360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6</text:p>
          </table:table-cell>
          <table:table-cell office:value-type="float" office:value="0.187256" calcext:value-type="float">
            <text:p>0.187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7</text:p>
          </table:table-cell>
          <table:table-cell office:value-type="float" office:value="0.107533" calcext:value-type="float">
            <text:p>0.1075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7</text:p>
          </table:table-cell>
          <table:table-cell office:value-type="float" office:value="0.076884" calcext:value-type="float">
            <text:p>0.0768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8</text:p>
          </table:table-cell>
          <table:table-cell office:value-type="float" office:value="0.052702" calcext:value-type="float">
            <text:p>0.0527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8</text:p>
          </table:table-cell>
          <table:table-cell office:value-type="float" office:value="0.035234" calcext:value-type="float">
            <text:p>0.0352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9:59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0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0</text:p>
          </table:table-cell>
          <table:table-cell office:value-type="float" office:value="0.036557" calcext:value-type="float">
            <text:p>0.0365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1</text:p>
          </table:table-cell>
          <table:table-cell office:value-type="float" office:value="0.055152" calcext:value-type="float">
            <text:p>0.0551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1</text:p>
          </table:table-cell>
          <table:table-cell office:value-type="float" office:value="0.081098" calcext:value-type="float">
            <text:p>0.0810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9" calcext:value-type="float">
            <text:p>6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2</text:p>
          </table:table-cell>
          <table:table-cell office:value-type="float" office:value="0.114369" calcext:value-type="float">
            <text:p>0.1143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3</text:p>
          </table:table-cell>
          <table:table-cell office:value-type="float" office:value="0.202593" calcext:value-type="float">
            <text:p>0.2025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3</text:p>
          </table:table-cell>
          <table:table-cell office:value-type="float" office:value="0.257301" calcext:value-type="float">
            <text:p>0.2573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4</text:p>
          </table:table-cell>
          <table:table-cell office:value-type="float" office:value="0.318747" calcext:value-type="float">
            <text:p>0.3187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4</text:p>
          </table:table-cell>
          <table:table-cell office:value-type="float" office:value="0.386686" calcext:value-type="float">
            <text:p>0.3866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5</text:p>
          </table:table-cell>
          <table:table-cell office:value-type="float" office:value="0.460872" calcext:value-type="float">
            <text:p>0.4608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5" calcext:value-type="float">
            <text:p>6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6</text:p>
          </table:table-cell>
          <table:table-cell office:value-type="float" office:value="0.627251" calcext:value-type="float">
            <text:p>0.6272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6</text:p>
          </table:table-cell>
          <table:table-cell office:value-type="float" office:value="0.7192" calcext:value-type="float">
            <text:p>0.7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7</text:p>
          </table:table-cell>
          <table:table-cell office:value-type="float" office:value="0.816661" calcext:value-type="float">
            <text:p>0.8166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7</text:p>
          </table:table-cell>
          <table:table-cell office:value-type="float" office:value="0.919389" calcext:value-type="float">
            <text:p>0.9193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8</text:p>
          </table:table-cell>
          <table:table-cell office:value-type="float" office:value="1.02714" calcext:value-type="float">
            <text:p>1.027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9</text:p>
          </table:table-cell>
          <table:table-cell office:value-type="float" office:value="1.256975" calcext:value-type="float">
            <text:p>1.2569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09</text:p>
          </table:table-cell>
          <table:table-cell office:value-type="float" office:value="1.378813" calcext:value-type="float">
            <text:p>1.3788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0</text:p>
          </table:table-cell>
          <table:table-cell office:value-type="float" office:value="1.504939" calcext:value-type="float">
            <text:p>1.5049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0</text:p>
          </table:table-cell>
          <table:table-cell office:value-type="float" office:value="1.635108" calcext:value-type="float">
            <text:p>1.635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1</text:p>
          </table:table-cell>
          <table:table-cell office:value-type="float" office:value="1.769074" calcext:value-type="float">
            <text:p>1.7690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2</text:p>
          </table:table-cell>
          <table:table-cell office:value-type="float" office:value="2.047663" calcext:value-type="float">
            <text:p>2.0476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2</text:p>
          </table:table-cell>
          <table:table-cell office:value-type="float" office:value="2.192042" calcext:value-type="float">
            <text:p>2.1920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3</text:p>
          </table:table-cell>
          <table:table-cell office:value-type="float" office:value="2.339483" calcext:value-type="float">
            <text:p>2.3394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3</text:p>
          </table:table-cell>
          <table:table-cell office:value-type="float" office:value="2.489741" calcext:value-type="float">
            <text:p>2.4897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4</text:p>
          </table:table-cell>
          <table:table-cell office:value-type="float" office:value="2.642572" calcext:value-type="float">
            <text:p>2.6425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5</text:p>
          </table:table-cell>
          <table:table-cell office:value-type="float" office:value="2.955217" calcext:value-type="float">
            <text:p>2.9552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5</text:p>
          </table:table-cell>
          <table:table-cell office:value-type="float" office:value="3.114785" calcext:value-type="float">
            <text:p>3.1147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6</text:p>
          </table:table-cell>
          <table:table-cell office:value-type="float" office:value="3.276191" calcext:value-type="float">
            <text:p>3.2761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6</text:p>
          </table:table-cell>
          <table:table-cell office:value-type="float" office:value="3.43919" calcext:value-type="float">
            <text:p>3.439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7</text:p>
          </table:table-cell>
          <table:table-cell office:value-type="float" office:value="3.603536" calcext:value-type="float">
            <text:p>3.6035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8</text:p>
          </table:table-cell>
          <table:table-cell office:value-type="float" office:value="3.935535" calcext:value-type="float">
            <text:p>3.9355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8</text:p>
          </table:table-cell>
          <table:table-cell office:value-type="float" office:value="4.102944" calcext:value-type="float">
            <text:p>4.1029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9</text:p>
          </table:table-cell>
          <table:table-cell office:value-type="float" office:value="4.270965" calcext:value-type="float">
            <text:p>4.2709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19</text:p>
          </table:table-cell>
          <table:table-cell office:value-type="float" office:value="4.439353" calcext:value-type="float">
            <text:p>4.4393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0</text:p>
          </table:table-cell>
          <table:table-cell office:value-type="float" office:value="4.607864" calcext:value-type="float">
            <text:p>4.6078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1</text:p>
          </table:table-cell>
          <table:table-cell office:value-type="float" office:value="4.944519" calcext:value-type="float">
            <text:p>4.9445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1</text:p>
          </table:table-cell>
          <table:table-cell office:value-type="float" office:value="5.112417" calcext:value-type="float">
            <text:p>5.1124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2</text:p>
          </table:table-cell>
          <table:table-cell office:value-type="float" office:value="5.279703" calcext:value-type="float">
            <text:p>5.2797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3</text:p>
          </table:table-cell>
          <table:table-cell office:value-type="float" office:value="5.446132" calcext:value-type="float">
            <text:p>5.4461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3</text:p>
          </table:table-cell>
          <table:table-cell office:value-type="float" office:value="5.611458" calcext:value-type="float">
            <text:p>5.6114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4</text:p>
          </table:table-cell>
          <table:table-cell office:value-type="float" office:value="5.938067" calcext:value-type="float">
            <text:p>5.9380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4</text:p>
          </table:table-cell>
          <table:table-cell office:value-type="float" office:value="6.099106" calcext:value-type="float">
            <text:p>6.0991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5</text:p>
          </table:table-cell>
          <table:table-cell office:value-type="float" office:value="6.258307" calcext:value-type="float">
            <text:p>6.2583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6</text:p>
          </table:table-cell>
          <table:table-cell office:value-type="float" office:value="6.415425" calcext:value-type="float">
            <text:p>6.4154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6</text:p>
          </table:table-cell>
          <table:table-cell office:value-type="float" office:value="6.570216" calcext:value-type="float">
            <text:p>6.5702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7</text:p>
          </table:table-cell>
          <table:table-cell office:value-type="float" office:value="6.87208" calcext:value-type="float">
            <text:p>6.872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7</text:p>
          </table:table-cell>
          <table:table-cell office:value-type="float" office:value="7.018909" calcext:value-type="float">
            <text:p>7.0189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8</text:p>
          </table:table-cell>
          <table:table-cell office:value-type="float" office:value="7.162675" calcext:value-type="float">
            <text:p>7.1626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9</text:p>
          </table:table-cell>
          <table:table-cell office:value-type="float" office:value="7.303133" calcext:value-type="float">
            <text:p>7.3031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29</text:p>
          </table:table-cell>
          <table:table-cell office:value-type="float" office:value="7.44004" calcext:value-type="float">
            <text:p>7.440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0</text:p>
          </table:table-cell>
          <table:table-cell office:value-type="float" office:value="7.702459" calcext:value-type="float">
            <text:p>7.7024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0</text:p>
          </table:table-cell>
          <table:table-cell office:value-type="float" office:value="7.827728" calcext:value-type="float">
            <text:p>7.8277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1</text:p>
          </table:table-cell>
          <table:table-cell office:value-type="float" office:value="7.948709" calcext:value-type="float">
            <text:p>7.9487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2</text:p>
          </table:table-cell>
          <table:table-cell office:value-type="float" office:value="8.065158" calcext:value-type="float">
            <text:p>8.0651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2</text:p>
          </table:table-cell>
          <table:table-cell office:value-type="float" office:value="8.176829" calcext:value-type="float">
            <text:p>8.176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3</text:p>
          </table:table-cell>
          <table:table-cell office:value-type="float" office:value="8.385104" calcext:value-type="float">
            <text:p>8.3851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3</text:p>
          </table:table-cell>
          <table:table-cell office:value-type="float" office:value="8.481462" calcext:value-type="float">
            <text:p>8.4814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4</text:p>
          </table:table-cell>
          <table:table-cell office:value-type="float" office:value="8.572309" calcext:value-type="float">
            <text:p>8.5723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5</text:p>
          </table:table-cell>
          <table:table-cell office:value-type="float" office:value="8.657397" calcext:value-type="float">
            <text:p>8.6573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5</text:p>
          </table:table-cell>
          <table:table-cell office:value-type="float" office:value="8.809567" calcext:value-type="float">
            <text:p>8.8095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6</text:p>
          </table:table-cell>
          <table:table-cell office:value-type="float" office:value="8.876404" calcext:value-type="float">
            <text:p>8.8764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6</text:p>
          </table:table-cell>
          <table:table-cell office:value-type="float" office:value="8.936748" calcext:value-type="float">
            <text:p>8.9367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7</text:p>
          </table:table-cell>
          <table:table-cell office:value-type="float" office:value="8.990354" calcext:value-type="float">
            <text:p>8.9903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8</text:p>
          </table:table-cell>
          <table:table-cell office:value-type="float" office:value="9.036977" calcext:value-type="float">
            <text:p>9.0369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8</text:p>
          </table:table-cell>
          <table:table-cell office:value-type="float" office:value="9.108541" calcext:value-type="float">
            <text:p>9.1085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9</text:p>
          </table:table-cell>
          <table:table-cell office:value-type="float" office:value="9.13336" calcext:value-type="float">
            <text:p>9.133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0:39</text:p>
          </table:table-cell>
          <table:table-cell office:value-type="float" office:value="9.150828" calcext:value-type="float">
            <text:p>9.1508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12:47.313964615</dc:date>
    <meta:editing-duration>PT1M56S</meta:editing-duration>
    <meta:editing-cycles>1</meta:editing-cycles>
    <meta:document-statistic meta:table-count="1" meta:cell-count="30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legend chart:legend-position="end" svg:x="13.027cm" svg:y="3.94cm" style:legend-expansion="high" chart:style-name="ch2"/>
        <chart:plot-area chart:style-name="ch3" table:cell-range-address="'25052023-155652'.C1:'25052023-155652'.D378" chart:data-source-has-labels="row" svg:x="0.32cm" svg:y="0.179cm" svg:width="12.387cm" svg:height="8.631cm">
          <chart:coordinate-region svg:x="0.952cm" svg:y="0.381cm" svg:width="11.755cm" svg:height="7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55652'.C2:'25052023-155652'.C378" chart:label-cell-address="'25052023-155652'.C1:'25052023-155652'.C1" chart:class="chart:line">
            <chart:data-point chart:repeated="377"/>
          </chart:series>
          <chart:series chart:style-name="ch7" chart:values-cell-range-address="'25052023-155652'.D2:'25052023-155652'.D378" chart:label-cell-address="'25052023-155652'.D1:'25052023-155652'.D1" chart:class="chart:line">
            <chart:data-point chart:repeated="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55652'.C1:'25052023-155652'.C1</svg:desc>
                </draw:g>
              </table:table-cell>
              <table:table-cell office:value-type="string">
                <text:p>DesDepth</text:p>
                <draw:g>
                  <svg:desc>'25052023-155652'.D1:'25052023-15565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55652'.C2:'25052023-155652'.C378</svg:desc>
                </draw:g>
              </table:table-cell>
              <table:table-cell office:value-type="float" office:value="0">
                <text:p>0</text:p>
                <draw:g>
                  <svg:desc>'25052023-155652'.D2:'25052023-155652'.D3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45">
                <text:p>0.000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55">
                <text:p>0.000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52">
                <text:p>0.002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64">
                <text:p>0.007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52">
                <text:p>0.012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13">
                <text:p>0.017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72">
                <text:p>0.0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344">
                <text:p>0.033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885">
                <text:p>0.055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9776">
                <text:p>0.069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53">
                <text:p>0.08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219">
                <text:p>0.103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892">
                <text:p>0.122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266">
                <text:p>0.168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3722">
                <text:p>0.193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0966">
                <text:p>0.2209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9949">
                <text:p>0.249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0623">
                <text:p>0.280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6822">
                <text:p>0.346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2102">
                <text:p>0.382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8705">
                <text:p>0.418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6509">
                <text:p>0.456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5366">
                <text:p>0.495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5799">
                <text:p>0.575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7131">
                <text:p>0.617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9026">
                <text:p>0.659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1313">
                <text:p>0.70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382">
                <text:p>0.74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8909">
                <text:p>0.828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1245">
                <text:p>0.871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3262">
                <text:p>0.913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79">
                <text:p>0.95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656">
                <text:p>0.995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4889">
                <text:p>1.074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3011">
                <text:p>1.113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50006">
                <text:p>1.150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85751">
                <text:p>1.185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0125">
                <text:p>1.220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84462">
                <text:p>1.284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1418">
                <text:p>1.31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2184">
                <text:p>1.342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68423">
                <text:p>1.368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92874">
                <text:p>1.392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6411">
                <text:p>1.436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55276">
                <text:p>1.455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223">
                <text:p>1.47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87346">
                <text:p>1.487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00723">
                <text:p>1.500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22553">
                <text:p>1.522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31005">
                <text:p>1.531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37988">
                <text:p>1.537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43672">
                <text:p>1.543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48229">
                <text:p>1.548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5455">
                <text:p>1.55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56485">
                <text:p>1.5564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57882">
                <text:p>1.557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5896">
                <text:p>1.55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5994">
                <text:p>1.55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2267">
                <text:p>1.56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63811">
                <text:p>1.563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5893">
                <text:p>1.565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8735">
                <text:p>1.568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72533">
                <text:p>1.572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83582">
                <text:p>1.583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0957">
                <text:p>1.590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9777">
                <text:p>1.599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10189">
                <text:p>1.610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2317">
                <text:p>1.622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52084">
                <text:p>1.652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9626">
                <text:p>1.669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88981">
                <text:p>1.688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10198">
                <text:p>1.710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33302">
                <text:p>1.733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5168">
                <text:p>1.785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13686">
                <text:p>1.813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3846">
                <text:p>1.843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75573">
                <text:p>1.875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08795">
                <text:p>1.908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79429">
                <text:p>1.979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16595">
                <text:p>2.016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484">
                <text:p>2.05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4015">
                <text:p>2.094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74718">
                <text:p>2.174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16001">
                <text:p>2.216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57724">
                <text:p>2.257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99717">
                <text:p>2.299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41808">
                <text:p>2.341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5769">
                <text:p>2.425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67395">
                <text:p>2.467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08604">
                <text:p>2.508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49225">
                <text:p>2.549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89086">
                <text:p>2.5890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6609">
                <text:p>2.66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02987">
                <text:p>2.702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38683">
                <text:p>2.738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73057">
                <text:p>2.773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06009">
                <text:p>2.806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7357">
                <text:p>2.867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95508">
                <text:p>2.895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21919">
                <text:p>2.921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46566">
                <text:p>2.946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69449">
                <text:p>2.969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09923">
                <text:p>3.009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27318">
                <text:p>3.027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42851">
                <text:p>3.042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56596">
                <text:p>3.056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6865">
                <text:p>3.06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88054">
                <text:p>3.088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95428">
                <text:p>3.095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01455">
                <text:p>3.101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06306">
                <text:p>3.106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0177">
                <text:p>3.110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15567">
                <text:p>3.115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17258">
                <text:p>3.117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18556">
                <text:p>3.118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19683">
                <text:p>3.119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20859">
                <text:p>3.120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2402">
                <text:p>3.12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262">
                <text:p>3.1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29067">
                <text:p>3.129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2815">
                <text:p>3.132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37642">
                <text:p>3.137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51043">
                <text:p>3.151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59692">
                <text:p>3.159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6981">
                <text:p>3.16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81521">
                <text:p>3.1815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94947">
                <text:p>3.194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27238">
                <text:p>3.227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45981">
                <text:p>3.245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66487">
                <text:p>3.266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88782">
                <text:p>3.288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12866">
                <text:p>3.312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66399">
                <text:p>3.366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95602">
                <text:p>3.395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2635">
                <text:p>3.42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58567">
                <text:p>3.458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92157">
                <text:p>3.492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63158">
                <text:p>3.563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00325">
                <text:p>3.600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38275">
                <text:p>3.638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76765">
                <text:p>3.676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15548">
                <text:p>3.715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93262">
                <text:p>3.793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31948">
                <text:p>3.831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70192">
                <text:p>3.870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07751">
                <text:p>3.907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44378">
                <text:p>3.944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14105">
                <text:p>4.014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4696">
                <text:p>4.04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078148">
                <text:p>4.078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07426">
                <text:p>4.107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34547">
                <text:p>4.134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81587">
                <text:p>4.181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01261">
                <text:p>4.201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218141">
                <text:p>4.218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32057">
                <text:p>4.232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242862">
                <text:p>4.242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54768">
                <text:p>4.254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55748">
                <text:p>4.255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53372">
                <text:p>4.253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47663">
                <text:p>4.247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38671">
                <text:p>4.238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1106">
                <text:p>4.21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92685">
                <text:p>4.192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71493">
                <text:p>4.17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47678">
                <text:p>4.147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21463">
                <text:p>4.121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62565">
                <text:p>4.062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30128">
                <text:p>4.030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96023">
                <text:p>3.9960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60498">
                <text:p>3.960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923797">
                <text:p>3.923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47602">
                <text:p>3.847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8353">
                <text:p>3.808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68663">
                <text:p>3.768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28777">
                <text:p>3.728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49153">
                <text:p>3.649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09658">
                <text:p>3.609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70704">
                <text:p>3.570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532532">
                <text:p>3.532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9539">
                <text:p>3.49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24928">
                <text:p>3.424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391853">
                <text:p>3.3918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60542">
                <text:p>3.360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3124">
                <text:p>3.33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04192">
                <text:p>3.304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57593">
                <text:p>3.257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38287">
                <text:p>3.238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21971">
                <text:p>3.221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08888">
                <text:p>3.20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99284">
                <text:p>3.199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91247">
                <text:p>3.191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9306">
                <text:p>3.19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99039">
                <text:p>3.199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09353">
                <text:p>3.209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224127">
                <text:p>3.224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67271">
                <text:p>3.267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95397">
                <text:p>3.295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27786">
                <text:p>3.327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6434">
                <text:p>3.36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04937">
                <text:p>3.404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97742">
                <text:p>3.497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49707">
                <text:p>3.549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05052">
                <text:p>3.605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663534">
                <text:p>3.663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724906">
                <text:p>3.724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55589">
                <text:p>3.855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24655">
                <text:p>3.924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95877">
                <text:p>3.995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069009">
                <text:p>4.069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143807">
                <text:p>4.143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97668">
                <text:p>4.297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76484">
                <text:p>4.376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56232">
                <text:p>4.456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536665">
                <text:p>4.536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617539">
                <text:p>4.617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79876">
                <text:p>4.779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861094">
                <text:p>4.8610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942017">
                <text:p>4.94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22402">
                <text:p>5.022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102002">
                <text:p>5.102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58116">
                <text:p>5.258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34384">
                <text:p>5.334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409134">
                <text:p>5.409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8212">
                <text:p>5.48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553096">
                <text:p>5.553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688288">
                <text:p>5.688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52257">
                <text:p>5.752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813483">
                <text:p>5.813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71719">
                <text:p>5.871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26722">
                <text:p>5.926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2629">
                <text:p>6.02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70611">
                <text:p>6.070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10962">
                <text:p>6.110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471">
                <text:p>6.1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78779">
                <text:p>6.1787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28024">
                <text:p>6.228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245346">
                <text:p>6.245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57473">
                <text:p>6.257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64162">
                <text:p>6.264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65166">
                <text:p>6.265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49389">
                <text:p>6.249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32533">
                <text:p>6.232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209576">
                <text:p>6.209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180495">
                <text:p>6.180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45337">
                <text:p>6.145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57088">
                <text:p>6.057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004242">
                <text:p>6.004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945858">
                <text:p>5.945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882183">
                <text:p>5.88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1346">
                <text:p>5.81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661609">
                <text:p>5.661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578726">
                <text:p>5.578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49153">
                <text:p>5.49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400268">
                <text:p>5.400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05183">
                <text:p>5.305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104283">
                <text:p>5.104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998713">
                <text:p>4.998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90056">
                <text:p>4.890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778556">
                <text:p>4.778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548011">
                <text:p>4.548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29211">
                <text:p>4.429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08303">
                <text:p>4.308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185534">
                <text:p>4.185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061148">
                <text:p>4.061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08259">
                <text:p>3.808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680001">
                <text:p>3.68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50862">
                <text:p>3.550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21085">
                <text:p>3.421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90917">
                <text:p>3.290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30139">
                <text:p>3.030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99775">
                <text:p>2.899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769753">
                <text:p>2.769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4032">
                <text:p>2.64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511719">
                <text:p>2.511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57752">
                <text:p>2.257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13263">
                <text:p>2.13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009077">
                <text:p>2.009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887336">
                <text:p>1.887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67654">
                <text:p>1.767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35198">
                <text:p>1.535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22669">
                <text:p>1.422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12934">
                <text:p>1.312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06236">
                <text:p>1.206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02822">
                <text:p>1.102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6577">
                <text:p>0.906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13991">
                <text:p>0.813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5424">
                <text:p>0.725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41119">
                <text:p>0.641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61322">
                <text:p>0.56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15988">
                <text:p>0.415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0696">
                <text:p>0.350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0646">
                <text:p>0.290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36085">
                <text:p>0.236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7256">
                <text:p>0.187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7533">
                <text:p>0.107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6884">
                <text:p>0.076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2702">
                <text:p>0.052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5234">
                <text:p>0.035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723">
                <text:p>0.024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5311">
                <text:p>0.025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6557">
                <text:p>0.036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5152">
                <text:p>0.055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81098">
                <text:p>0.081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4369">
                <text:p>0.114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02593">
                <text:p>0.202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57301">
                <text:p>0.257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747">
                <text:p>0.318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6686">
                <text:p>0.386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60872">
                <text:p>0.460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27251">
                <text:p>0.627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92">
                <text:p>0.7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16661">
                <text:p>0.816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19389">
                <text:p>0.919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2714">
                <text:p>1.02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56975">
                <text:p>1.256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78813">
                <text:p>1.378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04939">
                <text:p>1.504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635108">
                <text:p>1.635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69074">
                <text:p>1.769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47663">
                <text:p>2.047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92042">
                <text:p>2.192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339483">
                <text:p>2.339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489741">
                <text:p>2.489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642572">
                <text:p>2.642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55217">
                <text:p>2.955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14785">
                <text:p>3.114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276191">
                <text:p>3.276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3919">
                <text:p>3.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603536">
                <text:p>3.603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35535">
                <text:p>3.935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02944">
                <text:p>4.10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270965">
                <text:p>4.270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39353">
                <text:p>4.439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07864">
                <text:p>4.607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944519">
                <text:p>4.944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112417">
                <text:p>5.112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279703">
                <text:p>5.279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46132">
                <text:p>5.446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611458">
                <text:p>5.61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38067">
                <text:p>5.938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099106">
                <text:p>6.099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258307">
                <text:p>6.258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415425">
                <text:p>6.415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570216">
                <text:p>6.570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87208">
                <text:p>6.87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18909">
                <text:p>7.018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62675">
                <text:p>7.162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303133">
                <text:p>7.303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44004">
                <text:p>7.4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702459">
                <text:p>7.702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827728">
                <text:p>7.827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948709">
                <text:p>7.948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065158">
                <text:p>8.065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176829">
                <text:p>8.176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385104">
                <text:p>8.385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481462">
                <text:p>8.48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572309">
                <text:p>8.572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657397">
                <text:p>8.657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809567">
                <text:p>8.809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876404">
                <text:p>8.876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936748">
                <text:p>8.936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990354">
                <text:p>8.990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036977">
                <text:p>9.036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108541">
                <text:p>9.108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13336">
                <text:p>9.13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150828">
                <text:p>9.1508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